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 style:data-style-name="N104"/>
    <style:style style:name="ce9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37"/>
    <style:style style:name="ce11" style:family="table-cell" style:parent-style-name="Default" style:data-style-name="N37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Blank" table:style-name="ta1">
        <table:table-column table:style-name="co1" table:default-cell-style-name="Default"/>
        <table:table-row table:style-name="ro1">
          <table:table-cell/>
        </table:table-row>
      </table:table>
      <table:table table:name="Job" table:style-name="ta1">
        <table:table-column table:style-name="co1" table:default-cell-style-name="ce10"/>
        <table:table-column table:style-name="co1" table:default-cell-style-name="Default"/>
        <table:table-row table:style-name="ro1">
          <table:table-cell table:style-name="Default" office:value-type="string" calcext:value-type="string">
            <text:p>Making Money</text:p>
          </table:table-cell>
          <table:table-cell/>
        </table:table-row>
        <table:table-row table:style-name="ro1">
          <table:table-cell table:style-name="Default" office:value-type="string" calcext:value-type="string">
            <text:p>This spreadsheet was used to enter John’s take-home pay from his winter job.</text:p>
          </table:table-cell>
          <table:table-cell/>
        </table:table-row>
        <table:table-row table:style-name="ro1">
          <table:table-cell table:style-name="Default" office:value-type="string" calcext:value-type="string">
            <text:p>Add a “total” cell at the bottom, which calculates using “=sum(…)”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Pay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27.13" calcext:value-type="float">
            <text:p>27.13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32.18" calcext:value-type="float">
            <text:p>32.18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16.22" calcext:value-type="float">
            <text:p>16.22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19.98" calcext:value-type="float">
            <text:p>19.98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23.24" calcext:value-type="float">
            <text:p>23.24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27.14" calcext:value-type="float">
            <text:p>27.1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18.28" calcext:value-type="float">
            <text:p>18.28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15.75" calcext:value-type="float">
            <text:p>15.7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Total:</text:p>
          </table:table-cell>
          <table:table-cell/>
        </table:table-row>
      </table:table>
      <table:table table:name="Tes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st Scores</text:p>
          </table:table-cell>
          <table:table-cell/>
        </table:table-row>
        <table:table-row table:style-name="ro1">
          <table:table-cell office:value-type="string" calcext:value-type="string">
            <text:p>This spreadsheet was used to log John’s math test scores. <text:s/></text:p>
          </table:table-cell>
          <table:table-cell/>
        </table:table-row>
        <table:table-row table:style-name="ro1">
          <table:table-cell office:value-type="string" calcext:value-type="string">
            <text:p>Add an “average” cell at the bottom, which calculates using “AVERAGE(…)”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9" office:value-type="string" calcext:value-type="string">
            <text:p>Test #</text:p>
          </table:table-cell>
          <table:table-cell table:style-name="ce9" office:value-type="string" calcext:value-type="string">
            <text:p>Sc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2"/>
        </table:table-row>
        <table:table-row table:style-name="ro1" table:number-rows-repeated="2"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Average:</text:p>
          </table:table-cell>
          <table:table-cell/>
        </table:table-row>
        <table:table-row table:style-name="ro1" table:number-rows-repeated="3">
          <table:table-cell table:style-name="ce9"/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ow go back to the “Job” spreadsheet and add an “average” cell at the bott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e a label cell</text:p>
          </table:table-cell>
        </table:table-row>
        <table:table-row table:style-name="ro1">
          <table:table-cell/>
          <table:table-cell office:value-type="string" calcext:value-type="string">
            <text:p>Create the “calculation” cell to calculate the average he made per day</text:p>
          </table:table-cell>
        </table:table-row>
      </table:table>
      <table:table table:name="Clean" table:style-name="ta1">
        <table:table-column table:style-name="co1" table:default-cell-style-name="ce10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Clean Ski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his spreadsheet was used by John to calculate how much he owed his two siblings.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(Each week that they cleaned his skis.)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he “rate” was $1.10 per hour, which Luke and Mark had to split 50/5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Rate:</text:p>
          </table:table-cell>
          <table:table-cell table:style-name="ce12" office:value-type="currency" office:currency="USD" office:value="1.1" calcext:value-type="currency">
            <text:p>$1.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Hours</text:p>
          </table:table-cell>
          <table:table-cell table:style-name="ce9" office:value-type="string" calcext:value-type="string">
            <text:p>Total $</text:p>
          </table:table-cell>
          <table:table-cell table:style-name="ce9" office:value-type="string" calcext:value-type="string">
            <text:p>Luke</text:p>
          </table:table-cell>
          <table:table-cell table:style-name="ce9" office:value-type="string" calcext:value-type="string">
            <text:p>Mark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1.3" calcext:value-type="float">
            <text:p>1.3</text:p>
          </table:table-cell>
          <table:table-cell table:number-columns-repeated="3"/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1.7" calcext:value-type="float">
            <text:p>1.7</text:p>
          </table:table-cell>
          <table:table-cell table:number-columns-repeated="3"/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date" office:date-value="2021-01-16" calcext:value-type="date">
            <text:p>01/16/21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date" office:date-value="2021-01-23" calcext:value-type="date">
            <text:p>01/23/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21-01-30" calcext:value-type="date">
            <text:p>01/30/21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w go back to the “Job” spreadsheet and add a “Tithe” colum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new column should calculate 1/10th of his earning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other new column will be used to calculate his earnings “minus” that tithe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 style:data-style-name="N2" text:time-value="13:34:40.9244011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9T21:43:09.622098861</meta:creation-date>
    <dc:date>2021-03-02T07:00:09.707999674</dc:date>
    <meta:editing-duration>PT34M33S</meta:editing-duration>
    <meta:editing-cycles>3</meta:editing-cycles>
    <meta:generator>LibreOffice/6.1.5.2$Linux_ARM_EABI LibreOffice_project/10$Build-2</meta:generator>
    <meta:document-statistic meta:table-count="4" meta:cell-count="83" meta:object-count="0"/>
  </office:meta>
</office:document-meta>
</file>